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2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style:font-size-asian="10.5pt" style:font-size-complex="10.5pt"/>
    </style:style>
    <style:style style:name="P3" style:family="paragraph" style:parent-style-name="BODY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2pt" fo:language="zxx" fo:country="none" style:font-name-asian="Georgia" style:font-size-asian="12pt" style:language-asian="zxx" style:country-asian="none" style:font-name-complex="Georgia" style:font-size-complex="12pt" style:language-complex="zxx" style:country-complex="none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6" style:family="paragraph" style:parent-style-name="Standard">
      <style:text-properties style:font-name="Georgia" fo:font-size="10.5pt" style:font-size-asian="10.5pt" style:font-size-complex="10.5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style:font-name-asian="Georgia" style:language-asian="zxx" style:country-asian="none" style:font-name-complex="Georgia" style:language-complex="zxx" style:country-complex="none"/>
    </style:style>
    <style:style style:name="T3" style:family="text">
      <style:text-properties fo:color="#000000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4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5" style:family="text">
      <style:text-properties style:font-name="Georgia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6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7" style:family="text">
      <style:text-properties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rmon Blank</text:p>
      <text:p text:style-name="P6"><text:span text:style-name="T1">Read:</text:span> </text:p>
      <text:p text:style-name="P6"><text:span text:style-name="T1">Text:</text:span> <text:s/></text:p>
      <text:p text:style-name="P5"><text:span text:style-name="T1">Introduction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7</meta:editing-cycles>
    <meta:creation-date>2014-03-28T17:34:00</meta:creation-date>
    <dc:date>2022-12-19T13:05:56.99</dc:date>
    <meta:editing-duration>P2DT6H29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4" meta:word-count="5" meta:character-count="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